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  <style:style style:name="s2412bed0f-style_2" style:family="paragraph" style:master-page-name="master_01">
      <style:paragraph-properties fo:padding-bottom="0pt" fo:padding-left="0pt" fo:padding-right="0pt" fo:padding-top="0pt"/>
    </style:style>
    <style:style style:name="s2412bed0f-style_3" style:family="text"/>
    <style:style style:name="s2412bed0f-style_4" style:family="paragraph">
      <style:paragraph-properties fo:padding-bottom="0pt" fo:padding-left="0pt" fo:padding-right="0pt" fo:padding-top="0pt"/>
    </style:style>
    <style:style style:name="s2412bed0f-style_5" style:family="paragraph">
      <style:paragraph-properties fo:padding-bottom="0pt" fo:padding-left="0pt" fo:padding-right="0pt" fo:padding-top="0pt"/>
      <style:text-properties fo:font-size="7.5pt" fo:color="#777777" fo:font-family="Arial"/>
    </style:style>
    <style:style style:name="s2412bed0f-style_6" style:family="text"/>
    <style:style style:name="s2412bed0f-style_7" style:family="text">
      <style:text-properties fo:color="#b74444" style:text-underline-type="single" fo:font-weight="bold"/>
    </style:style>
    <style:style style:name="s2412bed0f-style_8" style:family="text"/>
  </office:automatic-styles>
  <office:body>
    <office:text text:use-soft-page-breaks="true">
      <text:p text:style-name="s2412bed0f-style_2"><text:span text:style-name="s2412bed0f-style_3">Hello World from docxpresso.com!!</text:span></text:p>
      <text:p text:style-name="s2412bed0f-style_4"/>
      <text:p text:style-name="s2412bed0f-style_5"><text:span text:style-name="s2412bed0f-style_6">This document has been generated with <text:a text:style-name="s2412bed0f-style_7" xlink:href="http://www.docxpresso.com" xlink:type="simple" xlink:show="new" office:target-frame-name="_blank"><text:span text:style-name="s2412bed0f-style_7">DOCXPRESSO</text:span></text:a></text:span><text:span text:style-name="s2412bed0f-style_8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	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layout_0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</style:page-layout>
  </office:automatic-styles>
  <office:master-styles>
    <style:master-page style:name="master_01" style:page-layout-name="layout_0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